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00"/>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Contents_20_1">
      <style:paragraph-properties>
        <style:tab-stops>
          <style:tab-stop style:position="6.2673in" style:type="right" style:leader-style="dotted" style:leader-text="."/>
        </style:tab-stops>
      </style:paragraph-properties>
    </style:style>
    <style:style style:name="P22" style:family="paragraph" style:parent-style-name="Contents_20_2">
      <style:paragraph-properties>
        <style:tab-stops>
          <style:tab-stop style:position="6.0673in" style:type="right" style:leader-style="dotted" style:leader-text="."/>
        </style:tab-stops>
      </style:paragraph-properties>
    </style:style>
    <style:style style:name="P23" style:family="paragraph" style:parent-style-name="Standard">
      <style:text-properties fo:font-size="6pt" style:font-size-asian="6pt" style:font-size-complex="6pt"/>
    </style:style>
    <style:style style:name="P24" style:family="paragraph" style:parent-style-name="Standard" style:master-page-name="First_20_Page">
      <style:paragraph-properties style:page-number="auto"/>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8" style:family="paragraph" style:parent-style-name="Heading_20_2">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color="#000000"/>
    </style:style>
    <style:style style:name="T7" style:family="text">
      <style:text-properties fo:color="#000000" fo:font-style="italic" style:font-style-asian="italic" style:font-style-complex="italic"/>
    </style:style>
    <style:style style:name="T8" style:family="text">
      <style:text-properties fo:color="#000000" fo:font-weight="bold" style:font-weight-asian="bold" style:font-weight-complex="bold"/>
    </style:style>
    <style:style style:name="T9" style:family="text">
      <style:text-properties fo:color="#7f0055" fo:font-weight="bold" style:font-weight-asian="bold" style:font-weight-complex="bold"/>
    </style:style>
    <style:style style:name="T10" style:family="text">
      <style:text-properties fo:color="#0000c0" fo:font-style="italic" style:font-style-asian="italic" style:font-style-complex="italic"/>
    </style:style>
    <style:style style:name="T11" style:family="text">
      <style:text-properties fo:color="#2a00ff"/>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1/04/09</text:modification-date></text:p>
              </table:table-cell>
            </table:table-row>
            <table:table-row>
              <table:table-cell table:style-name="MainTitles.A2" office:value-type="string">
                <text:p text:style-name="Table_20_Contents">Issue</text:p>
              </table:table-cell>
              <table:table-cell table:style-name="MainTitles.B4" office:value-type="float" office:value="0.4">
                <text:p text:style-name="Table_20_Contents">0.4</text:p>
              </table:table-cell>
            </table:table-row>
          </table:table>
          <text:p text:style-name="Table"/>
        </draw:text-box>
      </draw:frame>
      <text:p text:style-name="P24"/>
      <text:list xml:id="list35244845"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1"><text:s/>0. <text:s/>Document Control<text:tab/>2</text:p>
          <text:p text:style-name="P22"><text:s/>0.1. <text:s/>Table of Contents<text:tab/>2</text:p>
          <text:p text:style-name="P22"><text:s/>0.2. <text:s/>References<text:tab/>2</text:p>
          <text:p text:style-name="P22"><text:s/>0.3. <text:s/>Document History<text:tab/>3</text:p>
          <text:p text:style-name="P21"><text:s/>1. <text:s/>Overview<text:tab/>4</text:p>
          <text:p text:style-name="P22"><text:s/>1.1. <text:s/>Package Overview<text:tab/>4</text:p>
          <text:p text:style-name="P21"><text:s/>2. <text:s/>Package Detail<text:tab/>6</text:p>
          <text:p text:style-name="P22"><text:s/>2.1. <text:s/>vdmj<text:tab/>6</text:p>
          <text:p text:style-name="P22"><text:s/>2.2. <text:s/>Comments<text:tab/>7</text:p>
          <text:p text:style-name="P22"><text:s/>2.3. <text:s/>vdmj.lex<text:tab/>7</text:p>
          <text:p text:style-name="P22"><text:s/>2.4. <text:s/>vdmj.syntax<text:tab/>9</text:p>
          <text:p text:style-name="P22"><text:s/>2.5. <text:s/>vdmj.ast<text:tab/>11</text:p>
          <text:p text:style-name="P22"><text:s/>2.6. <text:s/>vdmj.types<text:tab/>12</text:p>
          <text:p text:style-name="P22"><text:s/>2.7. <text:s/>vdmj.expressions<text:tab/>13</text:p>
          <text:p text:style-name="P22"><text:s/>2.8. <text:s/>vdmj.statements <text:tab/>16</text:p>
          <text:p text:style-name="P22"><text:s/>2.9. <text:s/>vdmj.patterns<text:tab/>16</text:p>
          <text:p text:style-name="P22"><text:s/>2.10. <text:s/>vdmj.traces<text:tab/>18</text:p>
          <text:p text:style-name="P22"><text:s/>2.11. <text:s/>vdmj.definitions<text:tab/>19</text:p>
          <text:p text:style-name="P22"><text:s/>2.12. <text:s/>vdmj.modules<text:tab/>21</text:p>
          <text:p text:style-name="P22"><text:s/>2.13. <text:s/>vdmj.typechecker<text:tab/>22</text:p>
          <text:p text:style-name="P22"><text:s/>2.14. <text:s/>vdmj.pog<text:tab/>24</text:p>
          <text:p text:style-name="P22"><text:s/>2.15. <text:s/>vdmj.runtime<text:tab/>27</text:p>
          <text:p text:style-name="P22"><text:s/>2.16. <text:s/>vdmj.values<text:tab/>29</text:p>
          <text:p text:style-name="P22"><text:s/>2.17. <text:s/>vdmj.commands<text:tab/>31</text:p>
          <text:p text:style-name="P22"><text:s/>2.18. <text:s/>vdmj.messages<text:tab/>32</text:p>
          <text:p text:style-name="P22"><text:s/>2.19. <text:s/>vdmj.debug<text:tab/>32</text:p>
          <text:p text:style-name="P22"><text:s/>2.20. <text:s/>vdmj.util<text:tab/>35</text:p>
        </text:index-body>
      </text:table-of-content>
      <text:list xml:id="list35404085" text:continue-numbering="true" text:style-name="Outline">
        <text:list-item>
          <text:list>
            <text:list-item>
              <text:h text:style-name="P26" text:outline-level="2">References</text:h>
            </text:list-item>
          </text:list>
        </text:list-item>
      </text:list>
      <text:list xml:id="list3522663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http://www.overturetool.org/.</text:p>
        </text:list-item>
      </text:list>
      <text:list xml:id="list35394898" text:continue-list="list35404085"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A1" office:value-type="string">
            <text:p text:style-name="Table_20_Contents"><text:modification-date style:data-style-name="N37">21/04/09</text:modification-date></text:p>
          </table:table-cell>
          <table:table-cell table:style-name="DocHistory.A1" office:value-type="string">
            <text:p text:style-name="Table_20_Contents">Added the DBGp protocol section.</text:p>
          </table:table-cell>
        </table:table-row>
      </table:table>
      <text:list xml:id="list35388992" text:continue-numbering="true" text:style-name="Outline">
        <text:list-item>
          <text:h text:style-name="Heading_20_1" text:outline-level="1">Overview</text:h>
        </text:list-item>
      </text:list>
      <text:p text:style-name="Text_20_body">VDMJ provides tool support for the VDM-SL and VDM++ specification languages, written in Java. The tool includes a parser, a type checker, an interpreter, a proof obligation generator and a debugger. <text:s/>It is a command line tool only, though it is accessible from graphical environments like Eclipse.</text:p>
      <text:list xml:id="list35390705"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or VDM++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parser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VDM-SL and VDM++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35406050" text:continue-numbering="true" text:style-name="Outline">
        <text:list-item>
          <text:h text:style-name="Heading_20_1" text:outline-level="1">Package Detail</text:h>
          <text:list>
            <text:list-item>
              <text:h text:style-name="P27"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ICE parser/checker/interpreter.</text:p>
          </table:table-cell>
        </table:table-row>
        <table:table-row table:style-name="vdmj.2">
          <table:table-cell table:style-name="vdmj.A2" office:value-type="string">
            <text:p text:style-name="Table_20_Contents">VDMOV</text:p>
          </table:table-cell>
          <table:table-cell table:style-name="vdmj.B2" office:value-type="string">
            <text:p text:style-name="Table_20_Contents">The main class of the Overture OML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text:p>
          </table:table-cell>
        </table:table-row>
      </table:table>
      <text:p text:style-name="P14"/>
      <text:p text:style-name="P14">The vdmj package contains the “main” abstract VDMJ class for the suite, plus two subclasses to parse, type check and interpret a specification in the VDM-SL, VDM++ or VICE dialect, and one class to use the Overture parser for OML.</text:p>
      <text:p text:style-name="P14">These classes just collect together a sequence of other classes to parse, type check and interpret the specification, depending on the command line arguments. The following (working) example illustrates the principles, using VDMJ packages to create a minimal interactive VDM-SL program:</text:p>
      <text:p text:style-name="Preformatted_20_Text"/>
      <text:p text:style-name="Preformatted_20_Text">public static void main(String[] args) throws Exception</text:p>
      <text:p text:style-name="Preformatted_20_Text">{</text:p>
      <text:p text:style-name="Preformatted_20_Text"><text:span text:style-name="T6"><text:tab/>File file = </text:span><text:span text:style-name="T9">new</text:span><text:span text:style-name="T6"> File(args[0]);</text:span></text:p>
      <text:p text:style-name="Preformatted_20_Text"><text:span text:style-name="T6"><text:tab/>LexTokenReader ltr = </text:span><text:span text:style-name="T9">new</text:span><text:span text:style-name="T6"> LexTokenReader(file, Dialect.</text:span><text:span text:style-name="T10">VDM_SL</text:span><text:span text:style-name="T6">);</text:span></text:p>
      <text:p text:style-name="Preformatted_20_Text"><text:span text:style-name="T6"><text:tab/>ModuleReader mr = </text:span><text:span text:style-name="T9">new</text:span><text:span text:style-name="T6"> ModuleReader(ltr);</text:span></text:p>
      <text:p text:style-name="Preformatted_20_Text"><text:tab/>ModuleList modules = mr.readModules();</text:p>
      <text:p text:style-name="Preformatted_20_Text"/>
      <text:p text:style-name="Preformatted_20_Text"><text:span text:style-name="T6"><text:tab/></text:span><text:span text:style-name="T9">if</text:span><text:span text:style-name="T6"> (mr.getErrorCount() == 0)</text:span></text:p>
      <text:p text:style-name="Preformatted_20_Text"><text:tab/>{</text:p>
      <text:p text:style-name="Preformatted_20_Text"><text:span text:style-name="T6"><text:s text:c="4"/><text:tab/><text:tab/>TypeChecker tc = </text:span><text:span text:style-name="T9">new</text:span><text:span text:style-name="T6"> ModuleTypeChecker(modules);</text:span></text:p>
      <text:p text:style-name="Preformatted_20_Text"><text:s text:c="4"/><text:tab/><text:tab/>tc.typeCheck();</text:p>
      <text:p text:style-name="Preformatted_20_Text"/>
      <text:p text:style-name="Preformatted_20_Text"><text:span text:style-name="T6"><text:s text:c="4"/><text:tab/><text:tab/></text:span><text:span text:style-name="T9">if</text:span><text:span text:style-name="T6"> (TypeChecker.</text:span><text:span text:style-name="T7">getErrorCount</text:span><text:span text:style-name="T6">() == 0)</text:span></text:p>
      <text:p text:style-name="Preformatted_20_Text"><text:s text:c="4"/><text:tab/><text:tab/>{</text:p>
      <text:p text:style-name="P18"><text:s text:c="4"/><text:tab/><text:tab/><text:tab/>ModuleInterpreter interpreter =</text:p>
      <text:p text:style-name="Preformatted_20_Text"><text:span text:style-name="T8"><text:tab/><text:tab/><text:tab/><text:tab/></text:span><text:span text:style-name="T9">new</text:span><text:span text:style-name="T6"> ModuleInterpreter(modules);</text:span></text:p>
      <text:p text:style-name="Preformatted_20_Text"><text:span text:style-name="T6"><text:s text:c="4"/><text:tab/><text:tab/><text:tab/>interpreter.init(</text:span><text:span text:style-name="T9">null</text:span><text:span text:style-name="T6">);</text:span></text:p>
      <text:p text:style-name="P18"><text:s text:c="4"/><text:tab/><text:tab/><text:tab/>CommandReader reader =</text:p>
      <text:p text:style-name="Preformatted_20_Text"><text:span text:style-name="T8"><text:tab/><text:tab/><text:tab/><text:tab/></text:span><text:span text:style-name="T9">new</text:span><text:span text:style-name="T6"> ModuleCommandReader(interpreter, </text:span><text:span text:style-name="T11">"$ "</text:span><text:span text:style-name="T6">);</text:span></text:p>
      <text:p text:style-name="P18"/>
      <text:p text:style-name="Preformatted_20_Text"><text:span text:style-name="T6"><text:s text:c="4"/><text:tab/><text:tab/><text:tab/>List&lt;File&gt; files = </text:span><text:span text:style-name="T9">new</text:span><text:span text:style-name="T6">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with "Class" substituted for "Module" in the <text:s/>various names (ClassReader, readClasses, ClassTypeChecker etc.).</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text:span><text:soft-page-break/><text:span text:style-name="T4">specified by all four files are written to the one output file. Any input file called "*.lib" (rather than the more normal *.vpp or *.vdm) is assumed to be a pre-compiled library created by </text:span><text:span text:style-name="T3">-o </text:span><text:span text:style-name="T4">and is loaded as </text:span><text:span text:style-name="T4">such without repeating the type checking. This can be faster for very large specifications. The example below shows the creation and use of IO.lib.</text:span></text:p>
      <text:p text:style-name="P19"/>
      <text:p text:style-name="P20">$ vdmpp -o IO.lib stdlib/IO.v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pp IO.lib</text:p>
      <text:p text:style-name="P19">Loaded 1 class from IO.lib</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35397569" text:continue-numbering="true" text:style-name="Outline">
        <text:list-item>
          <text:list>
            <text:list-item>
              <text:h text:style-name="P28" text:outline-level="2">Comments</text:h>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is an advantage.</text:span></text:p>
      <text:p text:style-name="P15">Note that the serialization of the tree has to be for complete specifications (no unresolved references). This is because there is no link-editing available to combine partial specifications, and VDM++ does not have a way to identify externals (VDM-SL has module imports, but VDM++ has nothing similar). You can load multiple library files, or a mixture of library and source files.</text:p>
      <text:list xml:id="list35390225"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ext:soft-page-break/>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while preserving the line numbers (turning LaTeX markup lines into blank lines).</text:p>
      <text:p text:style-name="Text_20_body">LexTokenStream extends BacktrackInputReader. Its purpose is to make the input file look like a continuous stream of LexTokens. The nextToken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text:p>
      <text:p text:style-name="Text_20_body">There are several subclasses of LexToken which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5418521" text:continue-numbering="true" text:style-name="Outline">
        <text:list-item>
          <text:list>
            <text:list-item>
              <text:list>
                <text:list-item>
                  <text:h text:style-name="Heading_20_3" text:outline-level="3">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field.</text:p>
      <text:p text:style-name="Text_20_body">There is some modest ugliness concerned with the parsing of certain symbol sequences that look like <text:soft-page-break/>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The intention wa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5410959"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and past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5388478"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5407863"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5405629"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text:span><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5394700"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5406830"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5407315"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in which case execution stops and the DebuggerReader is invoked.</text:p>
      <text:p text:style-name="Text_20_body">The PlusExpression evaluates its left and right hand sides, and converts the resulting Value objects to raw Java doubles. The result is a new Value, creating using the valueOf method of NumericValue, which will create the simplest type of NumericValue capable of holding the result of the addition – for example, this might be an IntegerValue or a NaturalOneValue or a RealValue.</text:p>
      <text:p text:style-name="Text_20_body">Note that the code may throw a ValueException, and that this is caught within the eval method rather than being propagated. This can only occur in the conversion of the sub-expression results to doubles, or the construction of the resulting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can be separately created (for example via a lambda expression) and applied. Operations cannot be created like this, but having operation values too means that, in VDM++,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text:s text:c="4"/><text:tab/>try</text:p>
      <text:p text:style-name="Preformatted_20_Text"><text:s text:c="4"/><text:tab/>{</text:p>
      <text:p text:style-name="Preformatted_20_Text"><text:soft-page-break/><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5386954"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5409897"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35396023"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5402047"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like “values” definitions) when the actual values of the definition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text:soft-page-break/>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5414272"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5401523"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ext:soft-page-break/>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p text:style-name="Text_20_body">The vdm.traces package includes classes to represent the definitions which can occur in a VDM++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 NamedTraceDefinition (see below) is created for each parsed trace definition, and this produces an operation in the class which, when executed, will expand the trace and execute all of the tests in turn. Between each test execution the system is initialized (the init method of the ClassInterpreter) and a new object is created to run the test. <text:s/>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test and returns a list of java.lang.Object, being either the return values from the test steps or error messages, and the last item will always be an instance of a Verdict object, indicating the test outcome. 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sts is executed, its filtered flag is tested, and such tests are not executed.</text:p>
      <text:list xml:id="list35400441"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Filtering is done by creating the toString of the failed test stem, and String.startsWith of the toStrings of the remaining tests. This creates the toStrings many times and isn't very efficient.</text:p>
      <text:list xml:id="list35407989" text:continue-numbering="true" text:style-name="Outline">
        <text:list-item>
          <text:list>
            <text:list-item>
              <text:h text:style-name="Heading_20_2" text:outline-level="2"><text:soft-page-break/>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clas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VDM++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ext:soft-page-break/>the following tasks in its typeCheck method:</text:p>
      <text:list xml:id="list35232310"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text:soft-page-break/>Definitions also define findExpression and findStatement methods which recurse into their bodies in search of an expression or statement that starts on the given line.</text:p>
      <text:list xml:id="list35402184" text:continue-list="list35407989"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5394566"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5399805"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ext:soft-page-break/>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and VDM++, though the checking of the basic statements and expressions is very similar. Therefore there is a common abstract TypeChecker class with two subclasses to deal with VDM_SL and VDM++: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5403891" text:continue-list="list35232310"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text:soft-page-break/>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5414978"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5407555" text:continue-list="list35399805" text:style-name="Outline">
        <text:list-item>
          <text:list>
            <text:list-item>
              <text:list>
                <text:list-item>
                  <text:h text:style-name="Heading_20_3" text:outline-level="3"><text:soft-page-break/>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5408804"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text:soft-page-break/></text:p>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5">POImpliesContext before generating obligations in its "then" sub-expression, </text:span><text:span text:style-name="T2">popping</text:span><text:span text:style-name="T5">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6">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soft-page-break/><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5413328"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5391913"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ext:soft-page-break/>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wo sub-classes of RootContext, one of which, ObjectContext, is specialized to old an object value for “self” (which is in scope at the start of object member calls), and the other, StateContext, which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ext:soft-page-break/>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LexTokenReader ltr = new LexTokenReader(line, Dialect.VDM_PP);</text:p>
      <text:p text:style-name="Preformatted_20_Text"><text:tab/>ExpressionReader reader = new ExpressionReader(ltr, true);</text:p>
      <text:p text:style-name="Preformatted_20_Text"><text:tab/>reader.setCurrentModule(getDefaultName());</text:p>
      <text:p text:style-name="Preformatted_20_Text"><text:tab/>Expression expr = reader.readExpression();</text:p>
      <text:p text:style-name="Preformatted_20_Text"/>
      <text:p text:style-name="Preformatted_20_Text"><text:tab/>Environment env = new PublicClassEnvironment(classes);</text:p>
      <text:p text:style-name="Preformatted_20_Text"><text:tab/>TypeChecker.clearErrors();</text:p>
      <text:p text:style-name="Preformatted_20_Text"><text:tab/>expr.typeCheck(env, null, NameScope.NAMESANDSTATE);</text:p>
      <text:p text:style-name="Preformatted_20_Text"/>
      <text:p text:style-name="Preformatted_20_Text"><text:tab/>if (TypeChecker.getErrorCount() &gt; 0)</text:p>
      <text:p text:style-name="Preformatted_20_Text"><text:tab/>{</text:p>
      <text:p text:style-name="Preformatted_20_Text"><text:tab/><text:tab/>throw new Exception("Type checking errors");</text:p>
      <text:p text:style-name="Preformatted_20_Text"><text:tab/>}</text:p>
      <text:p text:style-name="Preformatted_20_Text"/>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defaultClass.getPrivateStaticValues());</text:p>
      <text:p text:style-name="Preformatted_20_Text"><text:tab/>mainContext.threadState.init();</text:p>
      <text:p text:style-name="Preformatted_20_Text"/>
      <text:p text:style-name="Preformatted_20_Text"><text:tab/>return expr.eval(mainContext);</text:p>
      <text:p text:style-name="Preformatted_20_Text">}</text:p>
      <text:p text:style-name="Preformatted_20_Text"/>
      <text:p text:style-name="Preformatted_20_Text"/>
      <text:p text:style-name="Text_20_body">Note that the method is given a string expression to evaluate, so first it parses and type checks the expression given. The last five statements contain the important bit: a new RootContext is created, the global public static content is added, the private statics of the default class are added, the threads system is initialized, and lastly the expression passed is evaluated in the context constructed.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which extend java.lang.Thread) to execute the VDM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text:soft-page-break/>which is used by th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Thread scheduling is left entirely to the Java thread scheduler. All threads have the same priority.</text:p>
      <text:list xml:id="list35412512" text:continue-numbering="true" text:style-name="Outline">
        <text:list-item>
          <text:list>
            <text:list-item>
              <text:list>
                <text:list-item>
                  <text:h text:style-name="Heading_20_3" text:outline-level="3">Comments</text:h>
                </text:list-item>
              </text:list>
            </text:list-item>
          </text:list>
        </text:list-item>
      </text:list>
      <text:p text:style-name="Text_20_body">I can’t remember why we can’t use initialContext directly to run things. It might just be that as the default class is changed, we want to dump different private statics into it.</text:p>
      <text:list xml:id="list35404780"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text:soft-page-break/>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list xml:id="list35414517"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list xml:id="list35389136"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text:soft-page-break/>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5416028"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list xml:id="list35416203"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list xml:id="list35390196"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ext:soft-page-break/>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text:tab/>&lt;host&gt; &lt;port&gt; &lt;ide key&gt; &lt;dialect&gt; &lt;expression&gt; {&lt;filename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dialect is one of the values of the Dialect enum ("VDM_SL" or "VDM_PP", see 2.2), the expression is the main expression to be evaluated, and the list of filenames identify the specification itself. Each filename is in the form of a file URI ("<text:a xlink:type="simple" xlink:href="//.">file:/</text:a>...").</text:p>
      <text:p text:style-name="Text_20_body">Depending on the dialect, DBGPReader creates an instance of VDMPP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text:soft-page-break/>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oft-page-break/><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35401354" text:continue-numbering="true" text:style-name="Outline">
        <text:list-item>
          <text:list>
            <text:list-item>
              <text:list>
                <text:list-item>
                  <text:h text:style-name="P29"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interrupt" method of VDM threads.</text:p>
      <text:p text:style-name="P15">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5392218"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ainHeading" style:family="table">
      <style:table-properties style:width="7.2701in" table:align="margins" fo:keep-with-next="always"/>
    </style:style>
    <style:style style:name="MainHeading.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date style:data-style-name="N37" text:date-value="2009-04-21T15:29:57.77">21/04/09</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4</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35</text:page-number> of <text:page-count style:num-format="1">35</text:page-count></text:p>
            </table:table-cell>
          </table:table-row>
        </table:table>
        <text:p text:style-name="Table"/>
      </style:footer>
    </style:master-page>
    <style:master-page style:name="First_20_Page" style:display-name="First Page" style:page-layout-name="Mpm2" style:next-style-name="Standard">
      <style:header>
        <table:table table:name="MainHeading" table:style-name="MainHeading">
          <table:table-column table:style-name="Main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modification-date style:data-style-name="N37">21/04/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77</meta:editing-cycles>
    <meta:editing-duration>PT24H57M51S</meta:editing-duration>
    <dc:date>2009-04-21T15:29:57.69</dc:date>
    <dc:creator>Nick Battle</dc:creator>
    <meta:keyword>VDMJ</meta:keyword>
    <dc:subject>VDMJ</dc:subject>
    <meta:document-statistic meta:table-count="36" meta:image-count="0" meta:object-count="0" meta:page-count="35" meta:paragraph-count="1035" meta:word-count="15882" meta:character-count="101439"/>
    <meta:user-defined meta:name="Info 1"/>
    <meta:user-defined meta:name="Info 2"/>
    <meta:user-defined meta:name="Info 3"/>
    <meta:user-defined meta:name="Info 4"/>
    <meta:template xlink:type="simple" xlink:actuate="onRequest" xlink:title="StructuredTemplate" xlink:href="/profiles/battlenc/Application%20Data/OpenOffice.org/3/user/template/StructuredTemplate.ott" meta:date="2008-11-04T11:08:34"/>
  </office:meta>
</office:document-meta>
</file>